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21cm" draw:marker-end-width="0.21cm" draw:fill="solid" draw:fill-color="#eeeeee" draw:textarea-horizontal-align="justify" draw:textarea-vertical-align="bottom" draw:auto-grow-height="false" fo:min-height="5.462cm" fo:min-width="9.71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94cm" fo:min-width="2.544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144cm" fo:min-width="3.09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694cm" fo:min-width="5.54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54cm" fo:min-width="4.70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701cm" fo:min-width="2.31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744cm" fo:min-width="5.69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="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556cm" fo:min-width="3.306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332cm" fo:min-width="0.782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2.388cm"/>
    </style:style>
    <style:style style:name="gr13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04cm" fo:min-width="4.654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cm" draw:marker-end="Arrow" draw:marker-end-width="0.2cm" draw:fill="non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965cm" fo:min-width="2.41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801cm" fo:min-width="3.149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0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="solid" draw:fill-color="#eeeee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99ccff"/>
      <style:paragraph-properties fo:text-align="center"/>
    </style:style>
    <style:style style:name="P7" style:family="paragraph">
      <loext:graphic-properties draw:fill="none" draw:fill-color="#ffffcc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20pt" fo:font-style="italic" style:font-style-asian="italic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cm" svg:height="6.1cm" svg:x="3.5cm" svg:y="9.7cm">
          <text:p text:style-name="P1"><text:span text:style-name="T1">Production System</text:span></text:p>
          <draw:enhanced-geometry svg:viewBox="0 0 21600 21600" draw:path-stretchpoint-x="10800" draw:path-stretchpoint-y="10800" draw:text-areas="?f3 ?f4 ?f5 ?f6" draw:type="round-rectangle" draw:modifiers="2043.10426916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2cm" svg:height="1.1cm" svg:x="21.501cm" svg:y="8.301cm">
          <text:p text:style-name="P3"><text:span text:style-name="T2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01cm" svg:height="1.6cm" svg:x="4.598cm" svg:y="10.5cm">
          <text:p text:style-name="P3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01cm" svg:height="1.6cm" svg:x="4.498cm" svg:y="10.4cm">
          <text:p text:style-name="P3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1" draw:id="id11" draw:layer="layout" svg:width="6.2cm" svg:height="1.1cm" svg:x="19.9cm" svg:y="3.1cm">
          <text:p text:style-name="P3">Kibana Conso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5.3cm" svg:height="1cm" svg:x="8.5cm" svg:y="5.1cm">
          <text:p text:style-name="P3"><text:span text:style-name="T2">Promethe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4.7cm" svg:height="2cm" svg:x="17.2cm" svg:y="15.6cm">
          <text:p text:style-name="P3"><text:span text:style-name="T2">Kafk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xml:id="id2" draw:id="id2" draw:layer="layout" svg:width="6.3cm" svg:height="1.1cm" svg:x="8cm" svg:y="3.1cm">
          <text:p text:style-name="P3">Grafana Dash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11.15cm" svg:y1="5.1cm" svg:x2="11.15cm" svg:y2="4.2cm" draw:start-shape="id1" draw:start-glue-point="0" draw:end-shape="id2" svg:d="M11150 5100v-900" svg:viewBox="0 0 1 901">
          <text:p/>
        </draw:connector>
        <draw:connector draw:style-name="gr8" draw:text-style-name="P7" draw:layer="layout" svg:x1="6.299cm" svg:y1="10.3cm" svg:x2="11.15cm" svg:y2="6.1cm" draw:start-shape="id3" draw:start-glue-point="0" draw:end-shape="id1" svg:d="M6299 10300v-2099h4851v-2101" svg:viewBox="0 0 4852 4201">
          <text:p/>
        </draw:connector>
        <draw:custom-shape draw:style-name="gr9" draw:text-style-name="P4" xml:id="id9" draw:id="id9" draw:layer="layout" svg:width="4cm" svg:height="2cm" svg:x="21cm" svg:y="5.1cm">
          <text:p text:style-name="P3"><text:span text:style-name="T2">Elastic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6.3cm" svg:y1="12.9cm" svg:x2="17.67cm" svg:y2="16.6cm" draw:start-shape="id4" draw:start-glue-point="2" draw:end-shape="id5" draw:end-glue-point="6" svg:d="M6300 12900v3700h11370" svg:viewBox="0 0 11371 3701">
          <text:p/>
        </draw:connector>
        <draw:connector draw:style-name="gr8" draw:text-style-name="P7" draw:layer="layout" svg:x1="21.422cm" svg:y1="16.6cm" svg:x2="23cm" svg:y2="9.3cm" draw:start-shape="id5" draw:start-glue-point="9" draw:end-shape="id6" svg:d="M21422 16600h1578v-7300" svg:viewBox="0 0 1579 7301">
          <text:p/>
        </draw:connector>
        <draw:custom-shape draw:style-name="gr11" draw:text-style-name="P9" xml:id="id4" draw:id="id4" draw:layer="layout" svg:width="1.4cm" svg:height="0.7cm" svg:x="5.6cm" svg:y="12.2cm">
          <text:p text:style-name="P8"><text:span text:style-name="T3">Be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3.801cm" svg:height="1.6cm" svg:x="4.399cm" svg:y="10.3cm">
          <text:p text:style-name="P3"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12.999cm" svg:y1="13.95cm" svg:x2="14.95cm" svg:y2="8.7cm" draw:start-shape="id7" draw:start-glue-point="1" draw:end-shape="id8" svg:d="M12999 13950h1951v-5250" svg:viewBox="0 0 1952 5251">
          <text:p/>
        </draw:connector>
        <draw:connector draw:style-name="gr10" draw:text-style-name="P7" draw:layer="layout" svg:x1="12.3cm" svg:y1="8.2cm" svg:x2="11.15cm" svg:y2="6.1cm" draw:start-shape="id8" draw:start-glue-point="3" draw:end-shape="id1" draw:end-glue-point="2" svg:d="M12300 8200h-1150v-2100" svg:viewBox="0 0 1151 2101">
          <text:p/>
        </draw:connector>
        <draw:connector draw:style-name="gr10" draw:text-style-name="P7" draw:layer="layout" svg:x1="23cm" svg:y1="8.2cm" svg:x2="23cm" svg:y2="7.1cm" draw:start-shape="id6" draw:start-glue-point="0" draw:end-shape="id9" draw:end-glue-point="2" svg:d="M23000 8200v-1100" svg:viewBox="0 0 1 1101">
          <text:p/>
        </draw:connector>
        <draw:frame draw:style-name="gr12" draw:text-style-name="P11" draw:layer="layout" svg:width="2.888cm" svg:height="1.038cm" svg:x="11.5cm" svg:y="16.8cm">
          <draw:text-box>
            <text:p text:style-name="P10"><text:span text:style-name="T4">Logs</text:span></text:p>
          </draw:text-box>
        </draw:frame>
        <draw:custom-shape draw:style-name="gr13" draw:text-style-name="P4" xml:id="id8" draw:id="id8" draw:layer="layout" svg:width="5.3cm" svg:height="1cm" svg:x="12.3cm" svg:y="7.7cm">
          <text:p text:style-name="P3"><text:span text:style-name="T2">Push 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2" draw:layer="layout" svg:x1="11.149cm" svg:y1="10.4cm" svg:x2="11.15cm" svg:y2="6.1cm" draw:start-shape="id10" draw:end-shape="id1" draw:end-glue-point="2" svg:d="M11149 10400v-2150h1v-2150" svg:viewBox="0 0 2 4301">
          <text:p/>
        </draw:connector>
        <draw:custom-shape draw:style-name="gr15" draw:text-style-name="P13" xml:id="id10" draw:id="id10" draw:layer="layout" svg:width="3.101cm" svg:height="1.401cm" svg:x="9.599cm" svg:y="10.4cm">
          <text:p text:style-name="P3"><text:span text:style-name="T2">Task</text:span><text:span text:style-name="T2"><text:line-break/></text:span><text:span text:style-name="T2">Schedul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3.2cm" svg:height="1.1cm" svg:x="21.4cm" svg:y="8.2cm">
          <text:p text:style-name="P3"><text:span text:style-name="T2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7" draw:id="id7" draw:layer="layout" svg:width="3.699cm" svg:height="1.1cm" svg:x="9.3cm" svg:y="13.4cm">
          <text:p text:style-name="P3"><text:span text:style-name="T2">Task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svg:x1="11.149cm" svg:y1="11.801cm" svg:x2="11.149cm" svg:y2="13.4cm" draw:start-shape="id10" draw:start-glue-point="2" draw:end-shape="id7" draw:end-glue-point="0" svg:d="M11149 11801v1599" svg:viewBox="0 0 1 1600">
          <text:p/>
        </draw:connector>
        <draw:connector draw:style-name="gr14" draw:text-style-name="P12" draw:layer="layout" svg:x1="23cm" svg:y1="5.1cm" svg:x2="23cm" svg:y2="4.2cm" draw:start-shape="id9" draw:start-glue-point="0" draw:end-shape="id11" draw:end-glue-point="2" svg:d="M23000 5100v-900" svg:viewBox="0 0 1 901">
          <text:p/>
        </draw:connector>
        <draw:frame draw:style-name="gr17" draw:text-style-name="P14" draw:layer="layout" svg:width="2.547cm" svg:height="1.038cm" svg:x="5.116cm" svg:y="6.758cm">
          <draw:text-box>
            <text:p text:style-name="P1"><text:span text:style-name="T5">Metr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46:03.739696000</meta:creation-date>
    <dc:date>2017-11-09T19:53:00.873915000</dc:date>
    <meta:editing-duration>P13DT7H23M21S</meta:editing-duration>
    <meta:editing-cycles>67</meta:editing-cycles>
    <meta:generator>LibreOffice/5.4.1.2$MacOSX_X86_64 LibreOffice_project/ea7cb86e6eeb2bf3a5af73a8f7777ac570321527</meta:generator>
    <meta:print-date>2016-11-29T14:10:54.495000000</meta:print-date>
    <meta:document-statistic meta:object-count="27"/>
  </office:meta>
</office:document-meta>
</file>